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d73f" officeooo:paragraph-rsid="001bd73f"/>
    </style:style>
    <style:style style:name="P2" style:family="paragraph" style:parent-style-name="Standard">
      <style:text-properties officeooo:paragraph-rsid="001bd73f"/>
    </style:style>
    <style:style style:name="P3" style:family="paragraph" style:parent-style-name="Standard">
      <style:text-properties officeooo:rsid="001d2a0a" officeooo:paragraph-rsid="001d2a0a"/>
    </style:style>
    <style:style style:name="P4" style:family="paragraph" style:parent-style-name="Standard">
      <style:text-properties officeooo:paragraph-rsid="001d2a0a"/>
    </style:style>
    <style:style style:name="P5" style:family="paragraph" style:parent-style-name="Standard">
      <style:text-properties officeooo:paragraph-rsid="0021ae17"/>
    </style:style>
    <style:style style:name="P6" style:family="paragraph" style:parent-style-name="Standard">
      <style:text-properties officeooo:rsid="00223350" officeooo:paragraph-rsid="001d2a0a"/>
    </style:style>
    <style:style style:name="P7" style:family="paragraph" style:parent-style-name="Standard">
      <style:text-properties officeooo:rsid="00234533" officeooo:paragraph-rsid="00234533"/>
    </style:style>
    <style:style style:name="P8" style:family="paragraph" style:parent-style-name="Standard">
      <style:text-properties officeooo:rsid="0023c955" officeooo:paragraph-rsid="0023c955"/>
    </style:style>
    <style:style style:name="P9" style:family="paragraph" style:parent-style-name="Standard">
      <style:text-properties officeooo:rsid="00223350" officeooo:paragraph-rsid="001d2a0a"/>
    </style:style>
    <style:style style:name="T1" style:family="text">
      <style:text-properties officeooo:rsid="001bd73f"/>
    </style:style>
    <style:style style:name="T2" style:family="text">
      <style:text-properties officeooo:rsid="001f21ab"/>
    </style:style>
    <style:style style:name="T3" style:family="text">
      <style:text-properties officeooo:rsid="0021ae17"/>
    </style:style>
    <style:style style:name="T4" style:family="text">
      <style:text-properties officeooo:rsid="00223350"/>
    </style:style>
    <style:style style:name="T5" style:family="text">
      <style:text-properties officeooo:rsid="002487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Устанавливаем NFC для ELK в Кубере - ELK и ELK_Config</text:p>
      <text:p text:style-name="P1">2. ВРЕМЕННО удаляем из elk.yaml строку :</text:p>
      <text:p text:style-name="P1"/>
      <text:p text:style-name="P1"><text:s text:c="6"/>- mountPath: /usr/share/elasticsearch/config</text:p>
      <text:p text:style-name="P1"><text:s text:c="8"/>name: myconf</text:p>
      <text:p text:style-name="P1"/>
      <text:p text:style-name="P1">3. Устанавливаем Elastic из elk.yaml</text:p>
      <text:p text:style-name="P1">4. Копируем содержимое папки /usr/share/elasticsearch/config в ELK_Config</text:p>
      <text:p text:style-name="P2"><text:span text:style-name="T1">5. Копируем в папку с NFC ELK_Config файл </text:span>elasticsearch.yml <text:span text:style-name="T1">из </text:span><text:span text:style-name="T5">Auction/Elastic_Config</text:span></text:p>
      <text:p text:style-name="P1">6. Вовзращаем в elk.yaml конфиг ранее удаленные строки для активации маунта конфига</text:p>
      <text:p text:style-name="P1">7. Перезапускаем контейнер ELK</text:p>
      <text:p text:style-name="P3">8. В контейнере ELK создаем сертификаты:</text:p>
      <text:p text:style-name="P3"/>
      <text:p text:style-name="P3">- из /usr/share/elasticsearch запускаем, при создании сертификата — оставляем ПУСТЫМ пароль:</text:p>
      <text:p text:style-name="P3"/>
      <text:p text:style-name="P3">./bin/elasticsearch-certutil ca</text:p>
      <text:p text:style-name="P3">./bin/elasticsearch-certutil cert --ca elastic-stack-ca.p12</text:p>
      <text:p text:style-name="P3"/>
      <text:p text:style-name="P5">- <text:span text:style-name="T2">скопировать получивши</text:span><text:span text:style-name="T3">еся</text:span><text:span text:style-name="T2"> файл</text:span><text:span text:style-name="T3">ы</text:span><text:span text:style-name="T2"> elastic-certificates.p12, elastic-stack-ca.p12 в папку config</text:span></text:p>
      <text:p text:style-name="P3"/>
      <text:p text:style-name="P3">./bin/elasticsearch-certutil http</text:p>
      <text:p text:style-name="P3"/>
      <text:p text:style-name="P3">- <text:span text:style-name="T3">generate CSR — n</text:span></text:p>
      <text:p text:style-name="P3">- <text:span text:style-name="T3">use exist CA — y</text:span></text:p>
      <text:p text:style-name="P3">- <text:span text:style-name="T3">указать путь - /usr/share/elasticsearch/config/elastic-stack-ca.p12</text:span></text:p>
      <text:p text:style-name="P3">- <text:span text:style-name="T4">пустой пароль</text:span></text:p>
      <text:p text:style-name="P3">- <text:span text:style-name="T4">без изменений — 5 лет</text:span></text:p>
      <text:p text:style-name="P3">- <text:span text:style-name="T4">сертификат для ноды — y</text:span></text:p>
      <text:p text:style-name="P3">- <text:span text:style-name="T4">пустые значения для наименования хоста и для IP адреса</text:span></text:p>
      <text:p text:style-name="P3">- <text:span text:style-name="T4">сделать еще один сертификат — n</text:span></text:p>
      <text:p text:style-name="P3"/>
      <text:p text:style-name="P3">- <text:span text:style-name="T4">скопировать получившийся файл http.p12 в папку config</text:span></text:p>
      <text:p text:style-name="P3">- <text:span text:style-name="T4">получить FingerPrint командой:</text:span></text:p>
      <text:p text:style-name="P3"/>
      <text:p text:style-name="P6">openssl x509 -fingerprint -sha256 -in /var/data/ELK_Conf/http.p12<text:line-break/><text:line-break/>получившийся FingerPrint скопировать в проект ElasticSearchService, файл appsettings.json, ElasticSettings → FingerPrint</text:p>
      <text:p text:style-name="P4"/>
      <text:p text:style-name="P8">После этого будет работать https для развернутого в Кубере пода с эластиком</text:p>
      <text:p text:style-name="P8"/>
      <text:p text:style-name="P8">Важно!</text:p>
      <text:p text:style-name="P8">Если первоначально для переиндексации содержимого выскакивает ошибка — сделать тестовую новую запись в аукционе, произойдет первоначальная инициализация БД Elastic, потом удаляем эту тестовую запись и производим переиндексацию БД Elastic.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0:05:37.432337069</meta:creation-date>
    <dc:date>2024-08-17T22:51:08.981203062</dc:date>
    <meta:editing-duration>PT29M11S</meta:editing-duration>
    <meta:editing-cycles>8</meta:editing-cycles>
    <meta:generator>LibreOffice/24.2.5.2$Linux_X86_64 LibreOffice_project/420$Build-2</meta:generator>
    <meta:document-statistic meta:table-count="0" meta:image-count="0" meta:object-count="0" meta:page-count="1" meta:paragraph-count="29" meta:word-count="209" meta:character-count="1672" meta:non-whitespace-character-count="1471"/>
  </office:meta>
</office:document-meta>
</file>